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110" calcext:value-type="float">
            <text:p>17000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ebastianus komornik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Żlotnicki/</text:p>
          </table:table-cell>
          <table:table-cell office:value-type="string" calcext:value-type="string">
            <text:p>Marianna uxor Alberti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223" calcext:value-type="float">
            <text:p>170002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molitor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6" calcext:value-type="float">
            <text:p>170003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reda/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Scholz/ rector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1" calcext:value-type="float">
            <text:p>170003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Rochus /Modlszewski/</text:p>
          </table:table-cell>
          <table:table-cell office:value-type="string" calcext:value-type="string">
            <text:p>Elizabeth /Kanl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8" calcext:value-type="float">
            <text:p>170003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 /Karpin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rzelski/</text:p>
          </table:table-cell>
          <table:table-cell office:value-type="string" calcext:value-type="string">
            <text:p>/Chrzastowska/ virgina consanguine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2" calcext:value-type="float">
            <text:p>1700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Owczarek/</text:p>
          </table:table-cell>
          <table:table-cell office:value-type="string" calcext:value-type="string">
            <text:p>Catharina /Piecho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8" calcext:value-type="float">
            <text:p>170004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komornik de Damasław</text:p>
          </table:table-cell>
          <table:table-cell office:value-type="string" calcext:value-type="string">
            <text:p>Marianna /Augusty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10" calcext:value-type="float">
            <text:p>1700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Armac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Sophia komornic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3" calcext:value-type="float">
            <text:p>170005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Owczare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9" calcext:value-type="float">
            <text:p>1700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Owcza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Jakubowski/ sartor</text:p>
          </table:table-cell>
          <table:table-cell office:value-type="string" calcext:value-type="string">
            <text:p>Reina /Takom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30" calcext:value-type="float">
            <text:p>170005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Nowak/ chalupnik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Piriderski/</text:p>
          </table:table-cell>
          <table:table-cell office:value-type="string" calcext:value-type="string">
            <text:p>Constantia /Pio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coctrix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Potrolnik/ de Międzylesie</text:p>
          </table:table-cell>
          <table:table-cell office:value-type="string" calcext:value-type="string">
            <text:p>Eva /Kmio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31" calcext:value-type="float">
            <text:p>1700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Potrułocznik/ mortuus es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Ev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Marianna /Gosci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6981102" calcext:value-type="float">
            <text:p>1698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ztukator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Goworzewski/</text:p>
          </table:table-cell>
          <table:table-cell office:value-type="string" calcext:value-type="string">
            <text:p>Catharina /Bele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Dobieszew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Gowasiewski/ hae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ventoslaus /Tomicki/ </text:p>
          </table:table-cell>
          <table:table-cell office:value-type="string" calcext:value-type="string">
            <text:p>Constantia consorte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famulus ovilioni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531" calcext:value-type="float">
            <text:p>1700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Pla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Rudzynski/ nobilis</text:p>
          </table:table-cell>
          <table:table-cell office:value-type="string" calcext:value-type="string">
            <text:p>Anna /Sław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Junc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Owczarz/ de Juncewo</text:p>
          </table:table-cell>
          <table:table-cell office:value-type="string" calcext:value-type="string">
            <text:p>Agnes virgo sor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/Roliracio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124" calcext:value-type="float">
            <text:p>17010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Regina /Gwi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2" calcext:value-type="float">
            <text:p>170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Przygodz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virgo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3" calcext:value-type="float">
            <text:p>17010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Antonius</text:p>
          </table:table-cell>
          <table:table-cell office:value-type="string" calcext:value-type="string">
            <text:p>Stanislaus /Mieczkowski/ econom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consort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0" calcext:value-type="float">
            <text:p>17010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Sledzikow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 de Zrazim</text:p>
          </table:table-cell>
          <table:table-cell office:value-type="string" calcext:value-type="string">
            <text:p>Hedvigis /Mielc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3" calcext:value-type="float">
            <text:p>1701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Łuczyk/</text:p>
          </table:table-cell>
          <table:table-cell office:value-type="string" calcext:value-type="string">
            <text:p>Marianna /Kwaw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7" calcext:value-type="float">
            <text:p>170102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miowski/ nobilis illegitimate</text:p>
          </table:table-cell>
          <table:table-cell office:value-type="string" calcext:value-type="string">
            <text:p>Dorothea ancilla ex aul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/Woy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18" calcext:value-type="float">
            <text:p>1701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Hedvigis uxor Andreas /Mazur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25" calcext:value-type="float">
            <text:p>1701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famulus de Piotrkowice</text:p>
          </table:table-cell>
          <table:table-cell office:value-type="string" calcext:value-type="string">
            <text:p>Marianna /Tomkowa/ de Zarc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05" calcext:value-type="float">
            <text:p>170106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Vldrych/ vagabund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 de Juncewo</text:p>
          </table:table-cell>
          <table:table-cell office:value-type="string" calcext:value-type="string">
            <text:p>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19" calcext:value-type="float">
            <text:p>170106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Łuczak/ de Damasławek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824" calcext:value-type="float">
            <text:p>1701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hortulani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04" calcext:value-type="float">
            <text:p>170109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garetha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21" calcext:value-type="float">
            <text:p>170109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Sophia ancilla de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11" calcext:value-type="float">
            <text:p>170111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21" calcext:value-type="float">
            <text:p>1701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Potrołocz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ephanus /Skol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tkow/ de Damasław</text:p>
          </table:table-cell>
          <table:table-cell office:value-type="string" calcext:value-type="string">
            <text:p>Anna /Moysczonka/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20" calcext:value-type="float">
            <text:p>17011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amulus </text:p>
          </table:table-cell>
          <table:table-cell office:value-type="string" calcext:value-type="string">
            <text:p>Cathari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20108" calcext:value-type="float">
            <text:p>1702010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s /Mnich/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16" calcext:value-type="float">
            <text:p>1702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Owczar/ de Damasław</text:p>
          </table:table-cell>
          <table:table-cell office:value-type="string" calcext:value-type="string">
            <text:p>Marianna /Rołwłoczniczka/ alias /Janowa/ de Śielec</text:p>
          </table:table-cell>
          <table:table-cell/>
          <table:table-cell office:value-type="string" calcext:value-type="string">
            <text:p>it looks to me like about two thirds of a page has been skipped after this entr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22" calcext:value-type="float">
            <text:p>1702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 Barbar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Nicolaus /Kosł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odliszews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 Dorothea</text:p>
          </table:table-cell>
          <table:table-cell office:value-type="string" calcext:value-type="string">
            <text:p>Nicolaus /Play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ventislaus /Tom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8" calcext:value-type="float">
            <text:p>170202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l /Owczarz/ de Damasław</text:p>
          </table:table-cell>
          <table:table-cell office:value-type="string" calcext:value-type="string">
            <text:p>An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amulus cmetonis de Piotrkowice</text:p>
          </table:table-cell>
          <table:table-cell office:value-type="string" calcext:value-type="string">
            <text:p>Catharina /Dambrowska/ uxor aurigae /Gwidel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hortulanus de Międzylesie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413" calcext:value-type="float">
            <text:p>1702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Z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508" calcext:value-type="float">
            <text:p>170205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Potrol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parobek</text:p>
          </table:table-cell>
          <table:table-cell office:value-type="string" calcext:value-type="string">
            <text:p>Cathari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04" calcext:value-type="float">
            <text:p>170206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Catharin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11" calcext:value-type="float">
            <text:p>170206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Marianna Agnes /Owczarka/ de Damasłą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09" calcext:value-type="float">
            <text:p>170206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19" calcext:value-type="float">
            <text:p>170206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polonia /Kar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Zmiiowski/ nobilis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9" calcext:value-type="float">
            <text:p>170206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ek/ de Piotrkowice</text:p>
          </table:table-cell>
          <table:table-cell office:value-type="string" calcext:value-type="string">
            <text:p>Catharina de Piotrkowice</text:p>
          </table:table-cell>
          <table:table-cell/>
          <table:table-cell office:value-type="string" calcext:value-type="string">
            <text:p>two copi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04" calcext:value-type="float">
            <text:p>170207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Cathari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Owczarek/ de Piotrkowice</text:p>
          </table:table-cell>
          <table:table-cell office:value-type="string" calcext:value-type="string">
            <text:p>Re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Owczarek/ de Dąbrowa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Ured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25" calcext:value-type="float">
            <text:p>170207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/Rolwłocz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Owosarek/ de Śielec</text:p>
          </table:table-cell>
          <table:table-cell office:value-type="string" calcext:value-type="string">
            <text:p>Agnes ancilla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817" calcext:value-type="float">
            <text:p>1702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sartor</text:p>
          </table:table-cell>
          <table:table-cell office:value-type="string" calcext:value-type="string">
            <text:p>Catharina /Skot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912" calcext:value-type="float">
            <text:p>1702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ewska/ nobi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07" calcext:value-type="float">
            <text:p>1702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Owczarek/</text:p>
          </table:table-cell>
          <table:table-cell office:value-type="string" calcext:value-type="string">
            <text:p>Catharina /Brantown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 /Zmira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0" calcext:value-type="float">
            <text:p>170212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Rychalski/ nobilis</text:p>
          </table:table-cell>
          <table:table-cell office:value-type="string" calcext:value-type="string">
            <text:p>Marianna /Małach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3" calcext:value-type="float">
            <text:p>170212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Sophia /Kodwros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Sophia /Kozł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1" calcext:value-type="float">
            <text:p>1702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trzeleczak/ alias /Owczarek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30101" calcext:value-type="float">
            <text:p>17030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Garba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anowniczek/</text:p>
          </table:table-cell>
          <table:table-cell office:value-type="string" calcext:value-type="string">
            <text:p>Ev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1" calcext:value-type="float">
            <text:p>170302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/Reg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7" calcext:value-type="float">
            <text:p>170302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8" calcext:value-type="float">
            <text:p>17030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Uredy/ famulus</text:p>
          </table:table-cell>
          <table:table-cell office:value-type="string" calcext:value-type="string">
            <text:p>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28" calcext:value-type="float">
            <text:p>17030228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hristophorus tex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owska/ vidua nobilis</text:p>
          </table:table-cell>
          <table:table-cell/>
          <table:table-cell office:value-type="string" calcext:value-type="string">
            <text:p>textor = weav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04" calcext:value-type="float">
            <text:p>1703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Urbanski/ nobilis</text:p>
          </table:table-cell>
          <table:table-cell office:value-type="string" calcext:value-type="string">
            <text:p>/Sakowska/ virgo nobilis</text:p>
          </table:table-cell>
          <table:table-cell/>
          <table:table-cell office:value-type="string" calcext:value-type="string">
            <text:p>in a box with note 'N.? illegitimi thori hic puer'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gnatius /Ciesla/</text:p>
          </table:table-cell>
          <table:table-cell office:value-type="string" calcext:value-type="string">
            <text:p>Catharina /Woyk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Szczep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26" calcext:value-type="float">
            <text:p>170303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Spychała/</text:p>
          </table:table-cell>
          <table:table-cell office:value-type="string" calcext:value-type="string">
            <text:p>Regina /Owczarz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04" calcext:value-type="float">
            <text:p>170305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ędziora/ de Damasławek</text:p>
          </table:table-cell>
          <table:table-cell office:value-type="string" calcext:value-type="string">
            <text:p>Marianna uxor inquilinu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14" calcext:value-type="float">
            <text:p>1703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Mnich/ de Juncewo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31" calcext:value-type="float">
            <text:p>1703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 /Kozientkowna/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/Ur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624" calcext:value-type="float">
            <text:p>170306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iaszczyk/ de Juncewo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/Urban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18" calcext:value-type="float">
            <text:p>1703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Juncz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0916" calcext:value-type="float">
            <text:p>1703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/Jakubek/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Hady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16" calcext:value-type="float">
            <text:p>1703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Walkow/</text:p>
          </table:table-cell>
          <table:table-cell office:value-type="string" calcext:value-type="string">
            <text:p>Agnes /Owczar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3" calcext:value-type="float">
            <text:p>170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6" calcext:value-type="float">
            <text:p>170311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Kroyczak/</text:p>
          </table:table-cell>
          <table:table-cell office:value-type="string" calcext:value-type="string">
            <text:p>Marianna /Sewerin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25" calcext:value-type="float">
            <text:p>1703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/Wolowski/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09" calcext:value-type="float">
            <text:p>1703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10" calcext:value-type="float">
            <text:p>1703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Koładz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Piechola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106" calcext:value-type="float">
            <text:p>1704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03" calcext:value-type="float">
            <text:p>170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3" calcext:value-type="float">
            <text:p>1704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komorni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4" calcext:value-type="float">
            <text:p>1704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cek/ de Juncewo</text:p>
          </table:table-cell>
          <table:table-cell office:value-type="string" calcext:value-type="string">
            <text:p>Barbar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7" calcext:value-type="float">
            <text:p>1704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i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330" calcext:value-type="float">
            <text:p>170403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Catharin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virgo nobilis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annes /Hy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Ursula /Walkow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24" calcext:value-type="float">
            <text:p>1704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młynarz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Regina /Kędzio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aurentius /Wał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roczewski/ nobilis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4" calcext:value-type="float">
            <text:p>170405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3" calcext:value-type="float">
            <text:p>170406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Lepi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5" calcext:value-type="float">
            <text:p>1704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/Skol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asows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22" calcext:value-type="float">
            <text:p>170406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Sewerynczak/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701" calcext:value-type="float">
            <text:p>170407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tan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Radzi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824" calcext:value-type="float">
            <text:p>1704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Now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Boredenski/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08" calcext:value-type="float">
            <text:p>170409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Przybyłowicz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Di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27" calcext:value-type="float">
            <text:p>170409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1010" calcext:value-type="float">
            <text:p>1704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Rolil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/Miecznik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02" calcext:value-type="float">
            <text:p>1704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Junczęw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29" calcext:value-type="float">
            <text:p>1704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famulus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10" calcext:value-type="float">
            <text:p>170412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Zepka/</text:p>
          </table:table-cell>
          <table:table-cell office:value-type="string" calcext:value-type="string">
            <text:p>Anna hospi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0" calcext:value-type="float">
            <text:p>1705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wnicki/ nobilis</text:p>
          </table:table-cell>
          <table:table-cell office:value-type="string" calcext:value-type="string">
            <text:p>Teressia /O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Catharina /Owczar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19" calcext:value-type="float">
            <text:p>1705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Sophia /Gr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/Mieczwi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7" calcext:value-type="float">
            <text:p>1705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/Zabo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4" calcext:value-type="float">
            <text:p>1705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annes /Owczarka/ de Śielec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</text:p>
          </table:table-cell>
          <table:table-cell office:value-type="string" calcext:value-type="string">
            <text:p>Reg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aborowski/ nobilis</text:p>
          </table:table-cell>
          <table:table-cell office:value-type="string" calcext:value-type="string">
            <text:p>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16" calcext:value-type="float">
            <text:p>170506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Łu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2" calcext:value-type="float">
            <text:p>170506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Margareth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4" calcext:value-type="float">
            <text:p>170506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Su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01" calcext:value-type="float">
            <text:p>170503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 de Piotrkowice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Michael /Za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2" calcext:value-type="float">
            <text:p>170508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filius Valentini de Damasław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9" calcext:value-type="float">
            <text:p>170508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913" calcext:value-type="float">
            <text:p>170509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nna /Skot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ntoslaus /Tomicki/</text:p>
          </table:table-cell>
          <table:table-cell office:value-type="string" calcext:value-type="string">
            <text:p>Helena /Orz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1" calcext:value-type="float">
            <text:p>1705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bastian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3" calcext:value-type="float">
            <text:p>1705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us /Szabelink/</text:p>
          </table:table-cell>
          <table:table-cell office:value-type="string" calcext:value-type="string">
            <text:p>Luc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9" calcext:value-type="float">
            <text:p>1705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Armacik/</text:p>
          </table:table-cell>
          <table:table-cell office:value-type="string" calcext:value-type="string">
            <text:p>Marianna /Łakom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08" calcext:value-type="float">
            <text:p>1705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Regi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0" calcext:value-type="float">
            <text:p>170512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Marianna uxor Josephi sartoris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2" calcext:value-type="float">
            <text:p>17051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Hiacinth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Barbar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20" calcext:value-type="float">
            <text:p>17051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Potrulocz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Hedvig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03" calcext:value-type="float">
            <text:p>170601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Ev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Galwrowski/</text:p>
          </table:table-cell>
          <table:table-cell office:value-type="string" calcext:value-type="string">
            <text:p>Anna /Bele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Sophia /Grode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5" calcext:value-type="float">
            <text:p>1706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/Woznic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Jęch/ de Międzylesie</text:p>
          </table:table-cell>
          <table:table-cell office:value-type="string" calcext:value-type="string">
            <text:p>Mari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caup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207" calcext:value-type="float">
            <text:p>1706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mus /Skota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ovilio de Obiecanowo</text:p>
          </table:table-cell>
          <table:table-cell office:value-type="string" calcext:value-type="string">
            <text:p>Eva de Kłodzi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1" calcext:value-type="float">
            <text:p>170604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de Piotrkowice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5" calcext:value-type="float">
            <text:p>1706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Bruc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0" calcext:value-type="float">
            <text:p>170604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Godzian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1" calcext:value-type="float">
            <text:p>170604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25" calcext:value-type="float">
            <text:p>1706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/Zra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zer /Domagałka/</text:p>
          </table:table-cell>
          <table:table-cell office:value-type="string" calcext:value-type="string">
            <text:p>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rzow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Kadzszewski/</text:p>
          </table:table-cell>
          <table:table-cell office:value-type="string" calcext:value-type="string">
            <text:p>Hethis /Domaga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Pozarowski/ rector de Juncew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15" calcext:value-type="float">
            <text:p>170605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Halupnik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mendicus</text:p>
          </table:table-cell>
          <table:table-cell office:value-type="string" calcext:value-type="string">
            <text:p>Ursula /Roliracin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23" calcext:value-type="float">
            <text:p>170605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Sr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an de Damasław</text:p>
          </table:table-cell>
          <table:table-cell office:value-type="string" calcext:value-type="string">
            <text:p>Agne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04" calcext:value-type="float">
            <text:p>170607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a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zik/</text:p>
          </table:table-cell>
          <table:table-cell office:value-type="string" calcext:value-type="string">
            <text:p>Catharina /Kw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Zapadowski/</text:p>
          </table:table-cell>
          <table:table-cell office:value-type="string" calcext:value-type="string">
            <text:p>Agnes /Placheczka/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9" calcext:value-type="float">
            <text:p>170607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Putrol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Pozorowski/ lector</text:p>
          </table:table-cell>
          <table:table-cell office:value-type="string" calcext:value-type="string">
            <text:p>Regina /Szymkowicz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oannes /Bartos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zesczycki/</text:p>
          </table:table-cell>
          <table:table-cell office:value-type="string" calcext:value-type="string">
            <text:p>/Wasz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aczmarz/</text:p>
          </table:table-cell>
          <table:table-cell office:value-type="string" calcext:value-type="string">
            <text:p>Shantra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Cathari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10" calcext:value-type="float">
            <text:p>170608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Puseus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906" calcext:value-type="float">
            <text:p>1706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Matusz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parobek de Paryż</text:p>
          </table:table-cell>
          <table:table-cell office:value-type="string" calcext:value-type="string">
            <text:p>Marianna /Owczarzo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19" calcext:value-type="float">
            <text:p>170609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Catharina /Kw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1" calcext:value-type="float">
            <text:p>170609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2" calcext:value-type="float">
            <text:p>1706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Walęty mendicus</text:p>
          </table:table-cell>
          <table:table-cell office:value-type="string" calcext:value-type="string">
            <text:p>nutrix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6" calcext:value-type="float">
            <text:p>170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Putrolnik/ de Piotrkowice</text:p>
          </table:table-cell>
          <table:table-cell office:value-type="string" calcext:value-type="string">
            <text:p>Agnes mater familias de au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Poporoziski/ can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107" calcext:value-type="float">
            <text:p>1706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Junczew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uxor tabernatoris de Ż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0" calcext:value-type="float">
            <text:p>170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Jasinski/ vicaris de Juncewo</text:p>
          </table:table-cell>
          <table:table-cell office:value-type="string" calcext:value-type="string">
            <text:p>/Was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odzdziesczyk/ de Paryż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iphan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filia Severi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23" calcext:value-type="float">
            <text:p>170612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regori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gismundus /Przadalski/ de Piotrkowice</text:p>
          </table:table-cell>
          <table:table-cell office:value-type="string" calcext:value-type="string">
            <text:p>Catharina /Wal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61227" calcext:value-type="float">
            <text:p>1706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oliradz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Ursu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03" calcext:value-type="float">
            <text:p>1707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/Wrobleiski/ nobil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Orelski/ de Dąbrowa</text:p>
          </table:table-cell>
          <table:table-cell office:value-type="string" calcext:value-type="string">
            <text:p>Constantia /Tomic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18" calcext:value-type="float">
            <text:p>17070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/Waszi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parobek</text:p>
          </table:table-cell>
          <table:table-cell office:value-type="string" calcext:value-type="string">
            <text:p>Sophia /Zagrodn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braxator</text:p>
          </table:table-cell>
          <table:table-cell office:value-type="string" calcext:value-type="string">
            <text:p>Ann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02" calcext:value-type="float">
            <text:p>170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parobek ex taberna</text:p>
          </table:table-cell>
          <table:table-cell office:value-type="string" calcext:value-type="string">
            <text:p>Regina famula 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13" calcext:value-type="float">
            <text:p>170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anislaus /Speciał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amulus a /Cheykuk/</text:p>
          </table:table-cell>
          <table:table-cell office:value-type="string" calcext:value-type="string">
            <text:p>Agnes ancilla komornic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6" calcext:value-type="float">
            <text:p>17070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/Werek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braxator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parobek</text:p>
          </table:table-cell>
          <table:table-cell office:value-type="string" calcext:value-type="string">
            <text:p>Marianna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306" calcext:value-type="float">
            <text:p>1707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qua manet apud /Heyduk/</text:p>
          </table:table-cell>
          <table:table-cell office:value-type="string" calcext:value-type="string">
            <text:p>Joannes /Kruzek/ de Juncewo</text:p>
          </table:table-cell>
          <table:table-cell office:value-type="string" calcext:value-type="string">
            <text:p>/Armic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221" calcext:value-type="float">
            <text:p>1707022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biernicka/</text:p>
          </table:table-cell>
          <table:table-cell office:value-type="string" calcext:value-type="string">
            <text:p>Joannes /Liszkowicz/ cantor de Juncewo</text:p>
          </table:table-cell>
          <table:table-cell office:value-type="string" calcext:value-type="string">
            <text:p>Magdalena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Reg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it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filius ovilionis de Damasław</text:p>
          </table:table-cell>
          <table:table-cell office:value-type="string" calcext:value-type="string">
            <text:p>Barbar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20" calcext:value-type="float">
            <text:p>1707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Sawinski/ /Rymarz/</text:p>
          </table:table-cell>
          <table:table-cell office:value-type="string" calcext:value-type="string">
            <text:p>Margareth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03" calcext:value-type="float">
            <text:p>1707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us</text:p>
          </table:table-cell>
          <table:table-cell office:value-type="string" calcext:value-type="string">
            <text:p>Agnes ancilla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0" calcext:value-type="float">
            <text:p>170704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eyduk/ famulus de Międzylesie</text:p>
          </table:table-cell>
          <table:table-cell office:value-type="string" calcext:value-type="string">
            <text:p>Anna uxor ovilion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2" calcext:value-type="float">
            <text:p>170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/Lusor/</text:p>
          </table:table-cell>
          <table:table-cell office:value-type="string" calcext:value-type="string">
            <text:p>Catharina /Kabierniczka/ mater familias plebanal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4" calcext:value-type="float">
            <text:p>1707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Wal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7" calcext:value-type="float">
            <text:p>170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Putrolnik/ fed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1" calcext:value-type="float">
            <text:p>170705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 de Piotrkowice</text:p>
          </table:table-cell>
          <table:table-cell office:value-type="string" calcext:value-type="string">
            <text:p>Agnes /Putrolnisz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9" calcext:value-type="float">
            <text:p>1707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Putroln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utrolnik/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17" calcext:value-type="float">
            <text:p>1707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opitulara</text:p>
          </table:table-cell>
          <table:table-cell office:value-type="string" calcext:value-type="string">
            <text:p>Joannes /Ladkiewicz/ cantor de Juncewo</text:p>
          </table:table-cell>
          <table:table-cell office:value-type="string" calcext:value-type="string">
            <text:p>Hethris filia maritata chmotonis /Hadel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22" calcext:value-type="float">
            <text:p>170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Catharina /Malanka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5" calcext:value-type="float">
            <text:p>170705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Agnes virgo de aula Piotrkowi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8" calcext:value-type="float">
            <text:p>170705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Kus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amulus de taberna</text:p>
          </table:table-cell>
          <table:table-cell office:value-type="string" calcext:value-type="string">
            <text:p>Marianna filia taberna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27" calcext:value-type="float">
            <text:p>1707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3" calcext:value-type="float">
            <text:p>170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/Armat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de Bynenice</text:p>
          </table:table-cell>
          <table:table-cell office:value-type="string" calcext:value-type="string">
            <text:p>Regina /Zagrodnicka/ de Włosm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4" calcext:value-type="float">
            <text:p>170707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gnes /Plachecka/ virgo de aula Da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7" calcext:value-type="float">
            <text:p>1707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rganari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922" calcext:value-type="float">
            <text:p>1707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Regina /Kurz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09" calcext:value-type="float">
            <text:p>170710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Putrol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Chałupnik/ de Nadborowo</text:p>
          </table:table-cell>
          <table:table-cell office:value-type="string" calcext:value-type="string">
            <text:p>Elizabeth /Owczark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18" calcext:value-type="float">
            <text:p>1707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dczyk/ de Damasław</text:p>
          </table:table-cell>
          <table:table-cell office:value-type="string" calcext:value-type="string">
            <text:p>Eva /Dyaszczy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22" calcext:value-type="float">
            <text:p>170710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Marianna /Krawcowa/ alias /Wdyczichowa/ komornic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30" calcext:value-type="float">
            <text:p>1707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anciscus /Podziesczyk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parobek de Piotrkowice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07" calcext:value-type="float">
            <text:p>1707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komornica</text:p>
          </table:table-cell>
          <table:table-cell office:value-type="string" calcext:value-type="string">
            <text:p>Laurentius filius ovilionis Mathias de Juncewo</text:p>
          </table:table-cell>
          <table:table-cell office:value-type="string" calcext:value-type="string">
            <text:p>Eva /Hadel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11" calcext:value-type="float">
            <text:p>1707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ovilio famulens apud chmethone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ens apud tabernatorum in Juncewo</text:p>
          </table:table-cell>
          <table:table-cell office:value-type="string" calcext:value-type="string">
            <text:p>Marianna filia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30" calcext:value-type="float">
            <text:p>1707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Ursula /Roliradczanka/</text:p>
          </table:table-cell>
          <table:table-cell office:value-type="string" calcext:value-type="string">
            <text:p>Blasius ovilio 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06" calcext:value-type="float">
            <text:p>170712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Rymarz/ alias /Saw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iebel/ miles Sueticus</text:p>
          </table:table-cell>
          <table:table-cell office:value-type="string" calcext:value-type="string">
            <text:p>Helena /Kielanowska/ virgo de aula Junce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Owczarek/</text:p>
          </table:table-cell>
          <table:table-cell office:value-type="string" calcext:value-type="string">
            <text:p>Anna komornica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8" calcext:value-type="float">
            <text:p>1707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Putrołocznik/ alias /Wią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ther/ miles Suetic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21" calcext:value-type="float">
            <text:p>1707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Vih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kabowski/ organarius de Juncewo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ania/</text:p>
          </table:table-cell>
          <table:table-cell office:value-type="string" calcext:value-type="string">
            <text:p>Jacobus filius ovilionis de Piotrkowice</text:p>
          </table:table-cell>
          <table:table-cell office:value-type="string" calcext:value-type="string">
            <text:p>Marianna /Oniesatowa/ de aula Obiec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an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ans apud /Szdiradczyk/ in Damasław</text:p>
          </table:table-cell>
          <table:table-cell office:value-type="string" calcext:value-type="string">
            <text:p>Marianna /Seweryni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5" calcext:value-type="float">
            <text:p>170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Anna /Rądczonka/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/Spych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7" calcext:value-type="float">
            <text:p>1708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nna /Chałupni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9" calcext:value-type="float">
            <text:p>1708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ur/ colo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 apud Andreas /Mnich/ in Juncewo</text:p>
          </table:table-cell>
          <table:table-cell office:value-type="string" calcext:value-type="string">
            <text:p>Regina /Radszan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421" calcext:value-type="float">
            <text:p>1708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kubiszanka/ famula apud /Simek/</text:p>
          </table:table-cell>
          <table:table-cell office:value-type="string" calcext:value-type="string">
            <text:p>Stanislaus famulus in plebnati</text:p>
          </table:table-cell>
          <table:table-cell office:value-type="string" calcext:value-type="string">
            <text:p>Eva uxor Michaelis famulus in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08" calcext:value-type="float">
            <text:p>170805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Sophia</text:p>
          </table:table-cell>
          <table:table-cell office:value-type="string" calcext:value-type="string">
            <text:p>Mszislaus /Łak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etoslaus /Tomicki/ de Śielec</text:p>
          </table:table-cell>
          <table:table-cell office:value-type="string" calcext:value-type="string">
            <text:p>Sophia /Kurczew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Margaretha /Mr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trus /Mielc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Vszikowski/ de Juncewo</text:p>
          </table:table-cell>
          <table:table-cell office:value-type="string" calcext:value-type="string">
            <text:p>Marianna /Armaci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604" calcext:value-type="float">
            <text:p>1708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Spychała/ taberna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Laurentius filius Mathiae ovilionis</text:p>
          </table:table-cell>
          <table:table-cell office:value-type="string" calcext:value-type="string">
            <text:p>Hedvigis /Spychalin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5" calcext:value-type="float">
            <text:p>1708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Marianna /Łakinska/ possessor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8" calcext:value-type="float">
            <text:p>1708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Be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29" calcext:value-type="float">
            <text:p>1708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tabernator de Juncewo</text:p>
          </table:table-cell>
          <table:table-cell office:value-type="string" calcext:value-type="string">
            <text:p>Marianna /Tay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15" calcext:value-type="float">
            <text:p>1708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tholomeus /Armac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30" calcext:value-type="float">
            <text:p>170808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famulantis Albertus /Pogoda/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/Kraicz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Budszieszal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Boinczewo</text:p>
          </table:table-cell>
          <table:table-cell office:value-type="string" calcext:value-type="string">
            <text:p>Agnes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Agnes ancilla commorans apud Zeph in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filius ovilionis de Juncewo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0930" calcext:value-type="float">
            <text:p>170809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Michael /Orzelski/ de Dąbrowa</text:p>
          </table:table-cell>
          <table:table-cell office:value-type="string" calcext:value-type="string">
            <text:p>Constantia /Tomicka/ de Śielec</text:p>
          </table:table-cell>
          <table:table-cell/>
          <table:table-cell office:value-type="string" calcext:value-type="string">
            <text:p>location given as Silec de Aula; child has two names but second is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0" calcext:value-type="float">
            <text:p>17081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Michael</text:p>
          </table:table-cell>
          <table:table-cell office:value-type="string" calcext:value-type="string">
            <text:p>Adamus /Wroblen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Kartubonski/</text:p>
          </table:table-cell>
          <table:table-cell office:value-type="string" calcext:value-type="string">
            <text:p>Helena /Łuczynska/ de Damasławek</text:p>
          </table:table-cell>
          <table:table-cell/>
          <table:table-cell office:value-type="string" calcext:value-type="string">
            <text:p>location given as Dwor Piotrkowic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4" calcext:value-type="float">
            <text:p>1708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Zofia /Smolecka/ de aula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9" calcext:value-type="float">
            <text:p>1708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Mat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uxor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16" calcext:value-type="float">
            <text:p>1708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sa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Catharina /Jeros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ad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Juncewo</text:p>
          </table:table-cell>
          <table:table-cell office:value-type="string" calcext:value-type="string">
            <text:p>Eva /J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faber</text:p>
          </table:table-cell>
          <table:table-cell office:value-type="string" calcext:value-type="string">
            <text:p>Catharina /Sczep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Matusze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Wroblenski/</text:p>
          </table:table-cell>
          <table:table-cell office:value-type="string" calcext:value-type="string">
            <text:p>Barbara /Wrobl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118" calcext:value-type="float">
            <text:p>1708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Catharina /Przygod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02" calcext:value-type="float">
            <text:p>170812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olirac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Catharina /Ry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Stascz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/Szwer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06" calcext:value-type="float">
            <text:p>1726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8:14:51.4209638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3-27T09:54:48.938000000</meta:creation-date>
    <meta:generator>LibreOffice/7.3.2.2$Linux_X86_64 LibreOffice_project/49f2b1bff42cfccbd8f788c8dc32c1c309559be0</meta:generator>
    <dc:date>2022-07-05T18:15:42.825132353</dc:date>
    <meta:editing-duration>P1DT18H6M25S</meta:editing-duration>
    <meta:editing-cycles>898</meta:editing-cycles>
    <meta:document-statistic meta:table-count="1" meta:cell-count="8780" meta:object-count="0"/>
  </office:meta>
</office:document-meta>
</file>